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2.03pt" svg:y="34.61pt">
            <loext:p draw:notify-on-update-of-ranges="Sheet1.L19:Sheet1.L19 Sheet1.M19:Sheet1.M19 Sheet1.L20:Sheet1.L20 Sheet1.M20:Sheet1.M20 Sheet1.L21:Sheet1.L21 Sheet1.M21:Sheet1.M21 Sheet1.L22:Sheet1.L22 Sheet1.M22:Sheet1.M22 Sheet1.L23:Sheet1.L23 Sheet1.M23:Sheet1.M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44.16pt" svg:y="307.96pt">
            <loext:p draw:notify-on-update-of-ranges="Sheet1.E39:Sheet1.E39 Sheet1.F39:Sheet1.F39 Sheet1.E40:Sheet1.E40 Sheet1.F40:Sheet1.F40 Sheet1.E41:Sheet1.E41 Sheet1.F41:Sheet1.F41 Sheet1.E42:Sheet1.E42 Sheet1.F42:Sheet1.F42 Sheet1.E43:Sheet1.E43 Sheet1.F43:Sheet1.F4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605.37pt" svg:y="577.81pt">
            <loext:p draw:notify-on-update-of-ranges="Sheet1.A48:Sheet1.A48 Sheet1.B48:Sheet1.F48 Sheet1.A49:Sheet1.A49 Sheet1.B49:Sheet1.F49 Sheet1.A50:Sheet1.A50 Sheet1.B50:Sheet1.F50 Sheet1.A51:Sheet1.A51 Sheet1.B51:Sheet1.F5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447" calcext:value-type="float">
            <text:p>1447</text:p>
          </table:table-cell>
          <table:table-cell office:value-type="float" office:value="1462" calcext:value-type="float">
            <text:p>1462</text:p>
          </table:table-cell>
          <table:table-cell office:value-type="float" office:value="1550" calcext:value-type="float">
            <text:p>1550</text:p>
          </table:table-cell>
          <table:table-cell office:value-type="float" office:value="1458" calcext:value-type="float">
            <text:p>1458</text:p>
          </table:table-cell>
          <table:table-cell office:value-type="float" office:value="1519" calcext:value-type="float">
            <text:p>1519</text:p>
          </table:table-cell>
          <table:table-cell table:formula="of:=SUM([.L3:.P3])/5" office:value-type="float" office:value="1487.2" calcext:value-type="float">
            <text:p>1487.2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66" calcext:value-type="float">
            <text:p>966</text:p>
          </table:table-cell>
          <table:table-cell office:value-type="float" office:value="903" calcext:value-type="float">
            <text:p>903</text:p>
          </table:table-cell>
          <table:table-cell office:value-type="float" office:value="947" calcext:value-type="float">
            <text:p>947</text:p>
          </table:table-cell>
          <table:table-cell office:value-type="float" office:value="1014" calcext:value-type="float">
            <text:p>1014</text:p>
          </table:table-cell>
          <table:table-cell office:value-type="float" office:value="954" calcext:value-type="float">
            <text:p>954</text:p>
          </table:table-cell>
          <table:table-cell table:formula="of:=SUM([.L4:.P4])/5" office:value-type="float" office:value="956.8" calcext:value-type="float">
            <text:p>956.8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649" calcext:value-type="float">
            <text:p>649</text:p>
          </table:table-cell>
          <table:table-cell office:value-type="float" office:value="696" calcext:value-type="float">
            <text:p>696</text:p>
          </table:table-cell>
          <table:table-cell office:value-type="float" office:value="645" calcext:value-type="float">
            <text:p>645</text:p>
          </table:table-cell>
          <table:table-cell table:formula="of:=SUM([.L5:.P5])/5" office:value-type="float" office:value="678.6" calcext:value-type="float">
            <text:p>678.6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635" calcext:value-type="float">
            <text:p>635</text:p>
          </table:table-cell>
          <table:table-cell office:value-type="float" office:value="685" calcext:value-type="float">
            <text:p>685</text:p>
          </table:table-cell>
          <table:table-cell office:value-type="float" office:value="599" calcext:value-type="float">
            <text:p>599</text:p>
          </table:table-cell>
          <table:table-cell office:value-type="float" office:value="700" calcext:value-type="float">
            <text:p>700</text:p>
          </table:table-cell>
          <table:table-cell office:value-type="float" office:value="619" calcext:value-type="float">
            <text:p>619</text:p>
          </table:table-cell>
          <table:table-cell table:formula="of:=SUM([.L6:.P6])/5" office:value-type="float" office:value="647.6" calcext:value-type="float">
            <text:p>647.6</text:p>
          </table:table-cell>
        </table:table-row>
        <table:table-row table:style-name="ro1">
          <table:table-cell table:number-columns-repeated="8"/>
          <table:table-cell office:value-type="float" office:value="2.55" calcext:value-type="float">
            <text:p>2.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07" calcext:value-type="float">
            <text:p>507</text:p>
          </table:table-cell>
          <table:table-cell office:value-type="float" office:value="662" calcext:value-type="float">
            <text:p>662</text:p>
          </table:table-cell>
          <table:table-cell office:value-type="float" office:value="603" calcext:value-type="float">
            <text:p>603</text:p>
          </table:table-cell>
          <table:table-cell office:value-type="float" office:value="539" calcext:value-type="float">
            <text:p>539</text:p>
          </table:table-cell>
          <table:table-cell office:value-type="float" office:value="596" calcext:value-type="float">
            <text:p>596</text:p>
          </table:table-cell>
          <table:table-cell table:formula="of:=SUM([.L7:.P7])/5" office:value-type="float" office:value="581.4" calcext:value-type="float">
            <text:p>581.4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547" calcext:value-type="float">
            <text:p>547</text:p>
          </table:table-cell>
          <table:table-cell office:value-type="float" office:value="616" calcext:value-type="float">
            <text:p>616</text:p>
          </table:table-cell>
          <table:table-cell office:value-type="float" office:value="510" calcext:value-type="float">
            <text:p>510</text:p>
          </table:table-cell>
          <table:table-cell office:value-type="float" office:value="631" calcext:value-type="float">
            <text:p>631</text:p>
          </table:table-cell>
          <table:table-cell office:value-type="float" office:value="587" calcext:value-type="float">
            <text:p>587</text:p>
          </table:table-cell>
          <table:table-cell table:formula="of:=SUM([.L8:.P8])/5" office:value-type="float" office:value="578.2" calcext:value-type="float">
            <text:p>578.2</text:p>
          </table:table-cell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624" calcext:value-type="float">
            <text:p>624</text:p>
          </table:table-cell>
          <table:table-cell office:value-type="float" office:value="557" calcext:value-type="float">
            <text:p>557</text:p>
          </table:table-cell>
          <table:table-cell office:value-type="float" office:value="538" calcext:value-type="float">
            <text:p>538</text:p>
          </table:table-cell>
          <table:table-cell office:value-type="float" office:value="626" calcext:value-type="float">
            <text:p>626</text:p>
          </table:table-cell>
          <table:table-cell office:value-type="float" office:value="614" calcext:value-type="float">
            <text:p>614</text:p>
          </table:table-cell>
          <table:table-cell table:formula="of:=SUM([.L9:.P9])/5" office:value-type="float" office:value="591.8" calcext:value-type="float">
            <text:p>591.8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588" calcext:value-type="float">
            <text:p>588</text:p>
          </table:table-cell>
          <table:table-cell office:value-type="float" office:value="563" calcext:value-type="float">
            <text:p>563</text:p>
          </table:table-cell>
          <table:table-cell office:value-type="float" office:value="616" calcext:value-type="float">
            <text:p>616</text:p>
          </table:table-cell>
          <table:table-cell office:value-type="float" office:value="568" calcext:value-type="float">
            <text:p>568</text:p>
          </table:table-cell>
          <table:table-cell table:formula="of:=SUM([.L10:.P10])/5" office:value-type="float" office:value="587" calcext:value-type="float">
            <text:p>587</text:p>
          </table:table-cell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603" calcext:value-type="float">
            <text:p>603</text:p>
          </table:table-cell>
          <table:table-cell office:value-type="float" office:value="633" calcext:value-type="float">
            <text:p>633</text:p>
          </table:table-cell>
          <table:table-cell office:value-type="float" office:value="647" calcext:value-type="float">
            <text:p>647</text:p>
          </table:table-cell>
          <table:table-cell office:value-type="float" office:value="561" calcext:value-type="float">
            <text:p>561</text:p>
          </table:table-cell>
          <table:table-cell office:value-type="float" office:value="594" calcext:value-type="float">
            <text:p>594</text:p>
          </table:table-cell>
          <table:table-cell table:formula="of:=SUM([.L11:.P11])/5" office:value-type="float" office:value="607.6" calcext:value-type="float">
            <text:p>607.6</text:p>
          </table:table-cell>
        </table:table-row>
        <table:table-row table:style-name="ro1"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710" calcext:value-type="float">
            <text:p>710</text:p>
          </table:table-cell>
          <table:table-cell office:value-type="float" office:value="730" calcext:value-type="float">
            <text:p>730</text:p>
          </table:table-cell>
          <table:table-cell office:value-type="float" office:value="791" calcext:value-type="float">
            <text:p>791</text:p>
          </table:table-cell>
          <table:table-cell office:value-type="float" office:value="827" calcext:value-type="float">
            <text:p>827</text:p>
          </table:table-cell>
          <table:table-cell office:value-type="float" office:value="732" calcext:value-type="float">
            <text:p>732</text:p>
          </table:table-cell>
          <table:table-cell table:formula="of:=SUM([.L12:.P12])/5" office:value-type="float" office:value="758" calcext:value-type="float">
            <text:p>758</text:p>
          </table:table-cell>
        </table:table-row>
        <table:table-row table:style-name="ro1"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781" calcext:value-type="float">
            <text:p>781</text:p>
          </table:table-cell>
          <table:table-cell office:value-type="float" office:value="785" calcext:value-type="float">
            <text:p>785</text:p>
          </table:table-cell>
          <table:table-cell office:value-type="float" office:value="842" calcext:value-type="float">
            <text:p>842</text:p>
          </table:table-cell>
          <table:table-cell office:value-type="float" office:value="788" calcext:value-type="float">
            <text:p>788</text:p>
          </table:table-cell>
          <table:table-cell office:value-type="float" office:value="799" calcext:value-type="float">
            <text:p>799</text:p>
          </table:table-cell>
          <table:table-cell table:formula="of:=SUM([.L13:.P13])/5" office:value-type="float" office:value="799" calcext:value-type="float">
            <text:p>799</text:p>
          </table:table-cell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1487.2" calcext:value-type="float">
            <text:p>1487.2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956.8" calcext:value-type="float">
            <text:p>956.8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647.6" calcext:value-type="float">
            <text:p>647.6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587" calcext:value-type="float">
            <text:p>587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float" office:value="16" calcext:value-type="float">
            <text:p>16</text:p>
          </table:table-cell>
          <table:table-cell office:value-type="float" office:value="799" calcext:value-type="float">
            <text:p>799</text:p>
          </table:table-cell>
          <table:table-cell table:number-columns-repeated="4"/>
        </table:table-row>
        <table:table-row table:style-name="ro1" table:number-rows-repeated="6">
          <table:table-cell table:number-columns-repeated="17"/>
        </table:table-row>
        <table:table-row table:style-name="ro1">
          <table:table-cell/>
          <table:table-cell office:value-type="string" calcext:value-type="string">
            <text:p>OLD RESULTS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56" calcext:value-type="float">
            <text:p>1556</text:p>
          </table:table-cell>
          <table:table-cell office:value-type="float" office:value="1607" calcext:value-type="float">
            <text:p>1607</text:p>
          </table:table-cell>
          <table:table-cell office:value-type="float" office:value="1582" calcext:value-type="float">
            <text:p>1582</text:p>
          </table:table-cell>
          <table:table-cell table:formula="of:=SUM([.C33:.E33])/3" office:value-type="float" office:value="1581.66666666667" calcext:value-type="float">
            <text:p>1581.666666666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84" calcext:value-type="float">
            <text:p>1284</text:p>
          </table:table-cell>
          <table:table-cell office:value-type="float" office:value="1248" calcext:value-type="float">
            <text:p>1248</text:p>
          </table:table-cell>
          <table:table-cell office:value-type="float" office:value="1260" calcext:value-type="float">
            <text:p>1260</text:p>
          </table:table-cell>
          <table:table-cell table:formula="of:=SUM([.C34:.E34])/3" office:value-type="float" office:value="1264" calcext:value-type="float">
            <text:p>12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34" calcext:value-type="float">
            <text:p>934</text:p>
          </table:table-cell>
          <table:table-cell office:value-type="float" office:value="970" calcext:value-type="float">
            <text:p>970</text:p>
          </table:table-cell>
          <table:table-cell office:value-type="float" office:value="953" calcext:value-type="float">
            <text:p>953</text:p>
          </table:table-cell>
          <table:table-cell table:formula="of:=SUM([.C35:.E35])/3" office:value-type="float" office:value="952.333333333333" calcext:value-type="float">
            <text:p>952.333333333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02" calcext:value-type="float">
            <text:p>902</text:p>
          </table:table-cell>
          <table:table-cell office:value-type="float" office:value="943" calcext:value-type="float">
            <text:p>943</text:p>
          </table:table-cell>
          <table:table-cell office:value-type="float" office:value="956" calcext:value-type="float">
            <text:p>956</text:p>
          </table:table-cell>
          <table:table-cell table:formula="of:=SUM([.C36:.E36])/3" office:value-type="float" office:value="933.666666666667" calcext:value-type="float">
            <text:p>933.666666666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23" calcext:value-type="float">
            <text:p>1323</text:p>
          </table:table-cell>
          <table:table-cell office:value-type="float" office:value="1337" calcext:value-type="float">
            <text:p>1337</text:p>
          </table:table-cell>
          <table:table-cell office:value-type="float" office:value="1413" calcext:value-type="float">
            <text:p>1413</text:p>
          </table:table-cell>
          <table:table-cell table:formula="of:=SUM([.C37:.E37])/3" office:value-type="float" office:value="1357.66666666667" calcext:value-type="float">
            <text:p>1357.6666666667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487" calcext:value-type="float">
            <text:p>1487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264" calcext:value-type="float">
            <text:p>1264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952.333333333333" calcext:value-type="float">
            <text:p>952.3333333333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933.666666666667" calcext:value-type="float">
            <text:p>933.6666666667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357.66666666667" calcext:value-type="float">
            <text:p>1357.6666666667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table:style-name="ce1" office:value-type="float" office:value="28.701112" calcext:value-type="float">
            <text:p>28.701112</text:p>
          </table:table-cell>
          <table:table-cell table:style-name="ce1" office:value-type="float" office:value="17.193181" calcext:value-type="float">
            <text:p>17.193181</text:p>
          </table:table-cell>
          <table:table-cell table:style-name="ce1" office:value-type="float" office:value="10.102089" calcext:value-type="float">
            <text:p>10.102089</text:p>
          </table:table-cell>
          <table:table-cell table:style-name="ce1" office:value-type="float" office:value="8.5026" calcext:value-type="float">
            <text:p>8.5026</text:p>
          </table:table-cell>
          <table:table-cell table:style-name="ce1" office:value-type="float" office:value="7.136465" calcext:value-type="float">
            <text:p>7.136465</text:p>
          </table:table-cell>
          <table:table-cell table:style-name="ce1" office:value-type="float" office:value="7.826966" calcext:value-type="float">
            <text:p>7.826966</text:p>
          </table:table-cell>
          <table:table-cell table:style-name="ce1" office:value-type="float" office:value="8.318873" calcext:value-type="float">
            <text:p>8.318873</text:p>
          </table:table-cell>
          <table:table-cell table:style-name="ce1" office:value-type="float" office:value="10.333418" calcext:value-type="float">
            <text:p>10.333418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lang Actors</text:p>
          </table:table-cell>
          <table:table-cell table:style-name="ce1" table:formula="of:=[.B47]*1000" office:value-type="float" office:value="28701.112" calcext:value-type="float">
            <text:p>28701.112</text:p>
          </table:table-cell>
          <table:table-cell table:style-name="ce1" table:formula="of:=[.C47]*1000" office:value-type="float" office:value="17193.181" calcext:value-type="float">
            <text:p>17193.181</text:p>
          </table:table-cell>
          <table:table-cell table:style-name="ce1" table:formula="of:=[.D47]*1000" office:value-type="float" office:value="10102.089" calcext:value-type="float">
            <text:p>10102.089</text:p>
          </table:table-cell>
          <table:table-cell table:style-name="ce1" table:formula="of:=[.E47]*1000" office:value-type="float" office:value="8502.6" calcext:value-type="float">
            <text:p>8502.6</text:p>
          </table:table-cell>
          <table:table-cell table:style-name="ce1" table:formula="of:=[.F47]*1000" office:value-type="float" office:value="7136.465" calcext:value-type="float">
            <text:p>7136.465</text:p>
          </table:table-cell>
          <table:table-cell table:style-name="ce1" table:formula="of:=[.G47]*1000" office:value-type="float" office:value="7826.966" calcext:value-type="float">
            <text:p>7826.966</text:p>
          </table:table-cell>
          <table:table-cell table:style-name="ce1" table:formula="of:=[.H47]*1000" office:value-type="float" office:value="8318.873" calcext:value-type="float">
            <text:p>8318.873</text:p>
          </table:table-cell>
          <table:table-cell table:style-name="ce1" table:formula="of:=[.I47]*1000" office:value-type="float" office:value="10333.418" calcext:value-type="float">
            <text:p>10333.4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vaScript Workers</text:p>
          </table:table-cell>
          <table:table-cell office:value-type="float" office:value="1487.2" calcext:value-type="float">
            <text:p>1487.2</text:p>
          </table:table-cell>
          <table:table-cell office:value-type="float" office:value="956.8" calcext:value-type="float">
            <text:p>956.8</text:p>
          </table:table-cell>
          <table:table-cell office:value-type="float" office:value="647.6" calcext:value-type="float">
            <text:p>647.6</text:p>
          </table:table-cell>
          <table:table-cell office:value-type="float" office:value="587" calcext:value-type="float">
            <text:p>587</text:p>
          </table:table-cell>
          <table:table-cell office:value-type="float" office:value="799" calcext:value-type="float">
            <text:p>7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++ threads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20:51:51.9913552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15:20:33.779961174</meta:creation-date>
    <dc:date>2016-12-08T21:13:59.223211633</dc:date>
    <meta:editing-duration>PT1H12M42S</meta:editing-duration>
    <meta:editing-cycles>8</meta:editing-cycles>
    <meta:generator>LibreOffice/5.1.4.2$Linux_X86_64 LibreOffice_project/10m0$Build-2</meta:generator>
    <meta:document-statistic meta:table-count="1" meta:cell-count="15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41cm" svg:y="0.317cm" chart:style-name="ch2">
          <text:p>Web Workers using Transferable objects</text:p>
        </chart:title>
        <chart:subtitle svg:x="4.464cm" svg:y="1.275cm" chart:style-name="ch3">
          <text:p>Blur 400 x 400 PNG image, 30 iterations</text:p>
        </chart:subtitle>
        <chart:legend chart:legend-position="end" svg:x="14.875cm" svg:y="3.205cm" style:legend-expansion="high" chart:style-name="ch4"/>
        <chart:plot-area chart:style-name="ch5" table:cell-range-address="Sheet1.L19:Sheet1.M23" chart:data-source-has-labels="column" svg:x="1.331cm" svg:y="2.138cm" svg:width="13.224cm" svg:height="5.701cm">
          <chartooo:coordinate-region svg:x="2.323cm" svg:y="2.337cm" svg:width="12.232cm" svg:height="5.303cm"/>
          <chart:axis chart:dimension="x" chart:name="primary-x" chart:style-name="ch6">
            <chart:title svg:x="6.523cm" svg:y="8.019cm" chart:style-name="ch7">
              <text:p>Number of workers</text:p>
            </chart:title>
          </chart:axis>
          <chart:axis chart:dimension="y" chart:name="primary-y" chart:style-name="ch8">
            <chart:title svg:x="0.451cm" svg:y="7.215cm" chart:style-name="ch9">
              <text:p>Execution time in milliseconds</text:p>
            </chart:title>
            <chart:grid chart:style-name="ch10" chart:class="major"/>
          </chart:axis>
          <chart:series chart:style-name="ch11" chart:values-cell-range-address="Sheet1.M19:Sheet1.M19" chart:label-cell-address="Sheet1.L19:Sheet1.L19" chart:class="chart:bar">
            <chart:data-point/>
          </chart:series>
          <chart:series chart:style-name="ch12" chart:values-cell-range-address="Sheet1.M20:Sheet1.M20" chart:label-cell-address="Sheet1.L20:Sheet1.L20" chart:class="chart:bar">
            <chart:data-point/>
          </chart:series>
          <chart:series chart:style-name="ch13" chart:values-cell-range-address="Sheet1.M21:Sheet1.M21" chart:label-cell-address="Sheet1.L21:Sheet1.L21" chart:class="chart:bar">
            <chart:data-point/>
          </chart:series>
          <chart:series chart:style-name="ch14" chart:values-cell-range-address="Sheet1.M22:Sheet1.M22" chart:label-cell-address="Sheet1.L22:Sheet1.L22" chart:class="chart:bar">
            <chart:data-point/>
          </chart:series>
          <chart:series chart:style-name="ch15" chart:values-cell-range-address="Sheet1.M23:Sheet1.M23" chart:label-cell-address="Sheet1.L23:Sheet1.L23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L19:Sheet1.L19</svg:desc>
                </draw:g>
              </table:table-cell>
              <table:table-cell office:value-type="float" office:value="1487.2">
                <text:p>1487.2</text:p>
                <draw:g>
                  <svg:desc>Sheet1.M19:Sheet1.M19</svg:desc>
                </draw:g>
              </table:table-cell>
            </table:table-row>
            <table:table-row>
              <table:table-cell office:value-type="string">
                <text:p>2</text:p>
                <draw:g>
                  <svg:desc>Sheet1.L20:Sheet1.L20</svg:desc>
                </draw:g>
              </table:table-cell>
              <table:table-cell office:value-type="float" office:value="956.8">
                <text:p>956.8</text:p>
                <draw:g>
                  <svg:desc>Sheet1.M20:Sheet1.M20</svg:desc>
                </draw:g>
              </table:table-cell>
            </table:table-row>
            <table:table-row>
              <table:table-cell office:value-type="string">
                <text:p>4</text:p>
                <draw:g>
                  <svg:desc>Sheet1.L21:Sheet1.L21</svg:desc>
                </draw:g>
              </table:table-cell>
              <table:table-cell office:value-type="float" office:value="647.6">
                <text:p>647.6</text:p>
                <draw:g>
                  <svg:desc>Sheet1.M21:Sheet1.M21</svg:desc>
                </draw:g>
              </table:table-cell>
            </table:table-row>
            <table:table-row>
              <table:table-cell office:value-type="string">
                <text:p>8</text:p>
                <draw:g>
                  <svg:desc>Sheet1.L22:Sheet1.L22</svg:desc>
                </draw:g>
              </table:table-cell>
              <table:table-cell office:value-type="float" office:value="587">
                <text:p>587</text:p>
                <draw:g>
                  <svg:desc>Sheet1.M22:Sheet1.M22</svg:desc>
                </draw:g>
              </table:table-cell>
            </table:table-row>
            <table:table-row>
              <table:table-cell office:value-type="string">
                <text:p>16</text:p>
                <draw:g>
                  <svg:desc>Sheet1.L23:Sheet1.L23</svg:desc>
                </draw:g>
              </table:table-cell>
              <table:table-cell office:value-type="float" office:value="799">
                <text:p>799</text:p>
                <draw:g>
                  <svg:desc>Sheet1.M23:Sheet1.M2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51cm" svg:y="0.316cm" chart:style-name="ch2">
          <text:p>Web Workers not using Transferable objects</text:p>
        </chart:title>
        <chart:subtitle svg:x="4.464cm" svg:y="1.275cm" chart:style-name="ch3">
          <text:p>Blur 400 x 400 PNG image, 30 iterations</text:p>
        </chart:subtitle>
        <chart:legend chart:legend-position="end" svg:x="14.875cm" svg:y="3.205cm" style:legend-expansion="high" chart:style-name="ch4"/>
        <chart:plot-area chart:style-name="ch5" table:cell-range-address="Sheet1.E39:Sheet1.F43" chart:data-source-has-labels="column" svg:x="1.331cm" svg:y="2.138cm" svg:width="13.224cm" svg:height="5.701cm">
          <chartooo:coordinate-region svg:x="2.323cm" svg:y="2.337cm" svg:width="12.232cm" svg:height="5.303cm"/>
          <chart:axis chart:dimension="x" chart:name="primary-x" chart:style-name="ch6">
            <chart:title svg:x="6.523cm" svg:y="8.019cm" chart:style-name="ch7">
              <text:p>Number of workers</text:p>
            </chart:title>
          </chart:axis>
          <chart:axis chart:dimension="y" chart:name="primary-y" chart:style-name="ch8">
            <chart:title svg:x="0.451cm" svg:y="7.215cm" chart:style-name="ch9">
              <text:p>Execution time in milliseconds</text:p>
            </chart:title>
            <chart:grid chart:style-name="ch10" chart:class="major"/>
          </chart:axis>
          <chart:series chart:style-name="ch11" chart:values-cell-range-address="Sheet1.F39:Sheet1.F39" chart:label-cell-address="Sheet1.E39:Sheet1.E39" chart:class="chart:bar">
            <chart:data-point/>
          </chart:series>
          <chart:series chart:style-name="ch12" chart:values-cell-range-address="Sheet1.F40:Sheet1.F40" chart:label-cell-address="Sheet1.E40:Sheet1.E40" chart:class="chart:bar">
            <chart:data-point/>
          </chart:series>
          <chart:series chart:style-name="ch13" chart:values-cell-range-address="Sheet1.F41:Sheet1.F41" chart:label-cell-address="Sheet1.E41:Sheet1.E41" chart:class="chart:bar">
            <chart:data-point/>
          </chart:series>
          <chart:series chart:style-name="ch14" chart:values-cell-range-address="Sheet1.F42:Sheet1.F42" chart:label-cell-address="Sheet1.E42:Sheet1.E42" chart:class="chart:bar">
            <chart:data-point/>
          </chart:series>
          <chart:series chart:style-name="ch15" chart:values-cell-range-address="Sheet1.F43:Sheet1.F43" chart:label-cell-address="Sheet1.E43:Sheet1.E43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E39:Sheet1.E39</svg:desc>
                </draw:g>
              </table:table-cell>
              <table:table-cell office:value-type="float" office:value="1487">
                <text:p>1487</text:p>
                <draw:g>
                  <svg:desc>Sheet1.F39:Sheet1.F39</svg:desc>
                </draw:g>
              </table:table-cell>
            </table:table-row>
            <table:table-row>
              <table:table-cell office:value-type="string">
                <text:p>2</text:p>
                <draw:g>
                  <svg:desc>Sheet1.E40:Sheet1.E40</svg:desc>
                </draw:g>
              </table:table-cell>
              <table:table-cell office:value-type="float" office:value="1264">
                <text:p>1264</text:p>
                <draw:g>
                  <svg:desc>Sheet1.F40:Sheet1.F40</svg:desc>
                </draw:g>
              </table:table-cell>
            </table:table-row>
            <table:table-row>
              <table:table-cell office:value-type="string">
                <text:p>4</text:p>
                <draw:g>
                  <svg:desc>Sheet1.E41:Sheet1.E41</svg:desc>
                </draw:g>
              </table:table-cell>
              <table:table-cell office:value-type="float" office:value="952.333333333333">
                <text:p>952.333333333333</text:p>
                <draw:g>
                  <svg:desc>Sheet1.F41:Sheet1.F41</svg:desc>
                </draw:g>
              </table:table-cell>
            </table:table-row>
            <table:table-row>
              <table:table-cell office:value-type="string">
                <text:p>8</text:p>
                <draw:g>
                  <svg:desc>Sheet1.E42:Sheet1.E42</svg:desc>
                </draw:g>
              </table:table-cell>
              <table:table-cell office:value-type="float" office:value="933.666666666667">
                <text:p>933.666666666667</text:p>
                <draw:g>
                  <svg:desc>Sheet1.F42:Sheet1.F42</svg:desc>
                </draw:g>
              </table:table-cell>
            </table:table-row>
            <table:table-row>
              <table:table-cell office:value-type="string">
                <text:p>16</text:p>
                <draw:g>
                  <svg:desc>Sheet1.E43:Sheet1.E43</svg:desc>
                </draw:g>
              </table:table-cell>
              <table:table-cell office:value-type="float" office:value="1357.66666666667">
                <text:p>1357.66666666667</text:p>
                <draw:g>
                  <svg:desc>Sheet1.F43:Sheet1.F4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26cm" svg:y="0.316cm" chart:style-name="ch2">
          <text:p>Performance comparison between abstractions</text:p>
        </chart:title>
        <chart:legend chart:legend-position="end" svg:x="11.666cm" svg:y="3.703cm" style:legend-expansion="high" chart:style-name="ch3"/>
        <chart:plot-area chart:style-name="ch4" table:cell-range-address="Sheet1.A48:Sheet1.F51" chart:data-source-has-labels="both" svg:x="1.331cm" svg:y="1.275cm" svg:width="10.015cm" svg:height="6.564cm">
          <chartooo:coordinate-region svg:x="2.508cm" svg:y="1.474cm" svg:width="8.651cm" svg:height="5.718cm"/>
          <chart:axis chart:dimension="x" chart:name="primary-x" chart:style-name="ch5" chartooo:axis-type="auto">
            <chartooo:date-scale/>
            <chart:title svg:x="4.468cm" svg:y="8.019cm" chart:style-name="ch6">
              <text:p>Number of threads/actors</text:p>
            </chart:title>
            <chart:categories table:cell-range-address="Sheet1.B48:Sheet1.F48"/>
          </chart:axis>
          <chart:axis chart:dimension="y" chart:name="primary-y" chart:style-name="ch5">
            <chart:title svg:x="0.451cm" svg:y="6.784cm" chart:style-name="ch7">
              <text:p>Execution time in milliseconds</text:p>
            </chart:title>
            <chart:grid chart:style-name="ch8" chart:class="major"/>
          </chart:axis>
          <chart:series chart:style-name="ch9" chart:values-cell-range-address="Sheet1.B49:Sheet1.F49" chart:label-cell-address="Sheet1.A49:Sheet1.A49" chart:class="chart:line">
            <chart:data-point chart:repeated="5"/>
          </chart:series>
          <chart:series chart:style-name="ch10" chart:values-cell-range-address="Sheet1.B50:Sheet1.F50" chart:label-cell-address="Sheet1.A50:Sheet1.A50" chart:class="chart:line">
            <chart:data-point chart:repeated="5"/>
          </chart:series>
          <chart:series chart:style-name="ch11" chart:values-cell-range-address="Sheet1.B51:Sheet1.F51" chart:label-cell-address="Sheet1.A51:Sheet1.A5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48:Sheet1.F4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Erlang Actors</text:p>
                <draw:g>
                  <svg:desc>Sheet1.A49:Sheet1.A49</svg:desc>
                </draw:g>
              </table:table-cell>
              <table:table-cell office:value-type="float" office:value="28701.112">
                <text:p>28701.112</text:p>
                <draw:g>
                  <svg:desc>Sheet1.B49:Sheet1.F49</svg:desc>
                </draw:g>
              </table:table-cell>
              <table:table-cell office:value-type="float" office:value="17193.181">
                <text:p>17193.181</text:p>
              </table:table-cell>
              <table:table-cell office:value-type="float" office:value="10102.089">
                <text:p>10102.089</text:p>
              </table:table-cell>
              <table:table-cell office:value-type="float" office:value="8502.6">
                <text:p>8502.6</text:p>
              </table:table-cell>
              <table:table-cell office:value-type="float" office:value="7136.465">
                <text:p>7136.465</text:p>
              </table:table-cell>
            </table:table-row>
            <table:table-row>
              <table:table-cell office:value-type="string">
                <text:p>JavaScript Workers</text:p>
                <draw:g>
                  <svg:desc>Sheet1.A50:Sheet1.A50</svg:desc>
                </draw:g>
              </table:table-cell>
              <table:table-cell office:value-type="float" office:value="1487.2">
                <text:p>1487.2</text:p>
                <draw:g>
                  <svg:desc>Sheet1.B50:Sheet1.F50</svg:desc>
                </draw:g>
              </table:table-cell>
              <table:table-cell office:value-type="float" office:value="956.8">
                <text:p>956.8</text:p>
              </table:table-cell>
              <table:table-cell office:value-type="float" office:value="647.6">
                <text:p>647.6</text:p>
              </table:table-cell>
              <table:table-cell office:value-type="float" office:value="587">
                <text:p>587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C++ threads</text:p>
                <draw:g>
                  <svg:desc>Sheet1.A51:Sheet1.A51</svg:desc>
                </draw:g>
              </table:table-cell>
              <table:table-cell office:value-type="float" office:value="NaN">
                <text:p>NaN</text:p>
                <draw:g>
                  <svg:desc>Sheet1.B51:Sheet1.F5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